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D000001E09D3B1C80E7A68D62.png" manifest:media-type="image/png"/>
  <manifest:file-entry manifest:full-path="Pictures/10000000000001F40000013983D5FE69FDC71380.jpg" manifest:media-type="image/jpeg"/>
  <manifest:file-entry manifest:full-path="Pictures/100000000000015E00000114ECAEAE3CE1AE192D.jpg" manifest:media-type="image/jpeg"/>
  <manifest:file-entry manifest:full-path="Pictures/1000000000000400000002561F3814BB88A88E98.jpg" manifest:media-type="image/jpeg"/>
  <manifest:file-entry manifest:full-path="Pictures/1000000000000B240000076DDC2074A14FBB5360.jpg" manifest:media-type="image/jpeg"/>
  <manifest:file-entry manifest:full-path="Pictures/1000000000000400000002E5AAEC586F77C22D83.jpg" manifest:media-type="image/jpeg"/>
  <manifest:file-entry manifest:full-path="Pictures/10000000000001F40000016763EF06B161FA6657.jpg" manifest:media-type="image/jpeg"/>
  <manifest:file-entry manifest:full-path="Pictures/1000000000000400000002ABD013CAE08ACDB3D9.jpg" manifest:media-type="image/jpeg"/>
  <manifest:file-entry manifest:full-path="Pictures/1000000000000139000001A9D7BED4623DA5CB3D.jpg" manifest:media-type="image/jpeg"/>
  <manifest:file-entry manifest:full-path="Pictures/10000000000000E1000000E18188E7DFBC0C9A24.jpg" manifest:media-type="image/jpeg"/>
  <manifest:file-entry manifest:full-path="Pictures/10000000000003C00000021CD80849982F22B710.jpg" manifest:media-type="image/jpeg"/>
  <manifest:file-entry manifest:full-path="Pictures/10000000000003C00000028EEA02E5729A4727A0.jpg" manifest:media-type="image/jpeg"/>
  <manifest:file-entry manifest:full-path="Pictures/10000000000000FF000000C62603EF0B06D9D9FC.jpg" manifest:media-type="image/jpeg"/>
  <manifest:file-entry manifest:full-path="Pictures/10000201000002D0000002D078698380398EAE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solid" svg:stroke-width="0.2cm" svg:stroke-color="#ffffff" draw:marker-start-width="0.8cm" draw:marker-end-width="0.8cm" draw:fill="none" draw:fill-color="#ffffff" draw:auto-grow-height="true" draw:auto-grow-width="false" fo:max-height="0cm" fo:min-height="19.315cm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35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2cm" svg:stroke-color="#ffffff" draw:marker-start-width="0.8cm" draw:marker-end-width="0.8cm" draw:fill="none" draw:fill-color="#ffffff" draw:textarea-horizontal-align="left" draw:textarea-vertical-align="middle" draw:auto-grow-height="true" draw:auto-grow-width="false" fo:min-height="2.55cm" fo:min-width="0cm" fo:padding-top="0.225cm" fo:padding-bottom="0.225cm" fo:padding-left="0.35cm" fo:padding-right="0.35cm"/>
    </style:style>
    <style:style style:name="pr1" style:family="presentation" style:parent-style-name="Predeterminado-outline1">
      <style:graphic-properties draw:textarea-vertical-align="middle" fo:min-height="11.929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style:text-properties fo:color="#ffffff" fo:font-size="40pt" fo:font-weight="bold" style:font-size-asian="32pt" style:font-weight-asian="bold" style:font-size-complex="32pt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88pt" style:font-size-asian="88pt" style:font-size-complex="88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ffffff"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00ff" fo:font-size="18pt"/>
    </style:style>
    <style:style style:name="T4" style:family="text">
      <style:text-properties fo:font-size="88pt" style:font-size-asian="88pt" style:font-size-complex="88pt"/>
    </style:style>
    <style:style style:name="T5" style:family="text">
      <style:text-properties fo:font-size="18pt"/>
    </style:style>
    <style:style style:name="T6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1.799cm" svg:height="7.886cm" svg:x="4.6cm" svg:y="7.2cm" presentation:class="outline" presentation:user-transformed="true">
          <draw:text-box>
            <text:list text:style-name="L1">
              <text:list-header>
                <text:p>Software libre </text:p>
                <text:p>Unha historia de amor verdadeiro</text:p>
              </text:list-header>
            </text:list>
          </draw:text-box>
        </draw:frame>
        <draw:frame draw:style-name="gr1" draw:text-style-name="P3" draw:layer="layout" svg:width="8.8cm" svg:height="2.384cm" svg:x="17.4cm" svg:y="18.2cm">
          <draw:text-box>
            <text:p text:style-name="P2"><text:span text:style-name="T1">LibreTeo 2017 </text:span></text:p>
            <text:p><text:span text:style-name="T1"/></text:p>
          </draw:text-box>
        </draw:frame>
        <draw:frame draw:style-name="gr2" draw:text-style-name="P5" draw:layer="layout" svg:width="26.6cm" svg:height="19.765cm" svg:x="0.6cm" svg:y="0.6cm">
          <draw:text-box>
            <text:p><text:span text:style-name="T2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29.684cm" svg:height="21.313cm" svg:x="-0.2cm" svg:y="-0.113cm">
          <draw:image xlink:href="Pictures/10000000000001F40000016763EF06B161FA66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5" draw:text-style-name="P9" draw:layer="layout" svg:width="20cm" svg:height="7.185cm" svg:x="4.6cm" svg:y="5cm">
          <draw:text-box>
            <text:p text:style-name="P8"><text:span text:style-name="T4"/></text:p>
            <text:p text:style-name="P8"><text:span text:style-name="T4"/></text:p>
          </draw:text-box>
        </draw:frame>
        <draw:frame draw:style-name="gr6" draw:text-style-name="P8" draw:layer="layout" svg:width="29.021cm" svg:height="21cm" svg:x="-0.473cm" svg:y="0cm">
          <draw:image xlink:href="Pictures/1000000000000400000002E5AAEC586F77C22D8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31.507cm" svg:height="21cm" svg:x="-0.307cm" svg:y="0cm">
          <draw:image xlink:href="Pictures/1000000000000B240000076DDC2074A14FBB536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35.964cm" svg:height="21cm" svg:x="-0.2cm" svg:y="0cm">
          <draw:image xlink:href="Pictures/1000000000000400000002561F3814BB88A88E9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16.8cm" svg:height="16.8cm" svg:x="5.8cm" svg:y="2cm">
          <draw:image xlink:href="Pictures/10000000000000E1000000E18188E7DFBC0C9A2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30.306cm" svg:height="21cm" svg:x="-0.706cm" svg:y="0cm">
          <draw:image xlink:href="Pictures/10000000000003C00000021CD80849982F22B71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6" draw:text-style-name="P8" draw:layer="layout" svg:width="22.2cm" svg:height="17.238cm" svg:x="2.9cm" svg:y="1.847cm">
          <draw:image xlink:href="Pictures/10000000000000FF000000C62603EF0B06D9D9F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draw:style-name="gr4" draw:text-style-name="P7" draw:layer="layout" svg:width="30.825cm" svg:height="21.294cm" svg:x="-0.41cm" svg:y="0cm">
          <draw:image xlink:href="Pictures/10000000000003C00000028EEA02E5729A4727A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12.699cm" svg:height="12.699cm" svg:x="6.901cm" svg:y="3.901cm">
          <draw:image xlink:href="Pictures/10000201000002D0000002D078698380398EAE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31.485cm" svg:height="21cm" svg:x="-1.687cm" svg:y="0cm">
          <draw:image xlink:href="Pictures/1000000000000400000002ABD013CAE08ACDB3D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20cm" svg:height="15.772cm" svg:x="4cm" svg:y="2.6cm">
          <draw:image xlink:href="Pictures/100000000000015E00000114ECAEAE3CE1AE192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28.077cm" svg:height="17.4cm" svg:x="-0.038cm" svg:y="2.2cm">
          <draw:image xlink:href="Pictures/10000000000001F40000013983D5FE69FDC7138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28.329cm" svg:height="29.95cm" svg:x="-0.164cm" svg:y="-0.6cm">
          <draw:image xlink:href="Pictures/1000000000000139000001A9D7BED4623DA5CB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" draw:text-style-name="P7" draw:layer="layout" svg:width="16.853cm" svg:height="12.699cm" svg:x="4.747cm" svg:y="3.4cm">
          <draw:image xlink:href="Pictures/100002010000027D000001E09D3B1C80E7A68D62.png" xlink:type="simple" xlink:show="embed" xlink:actuate="onLoad">
            <text:p/>
          </draw:image>
        </draw:frame>
        <draw:frame draw:style-name="gr7" draw:text-style-name="P11" draw:layer="layout" svg:width="18.4cm" svg:height="3.529cm" svg:x="3.2cm" svg:y="16.136cm">
          <draw:text-box>
            <text:p text:style-name="P8"><text:span text:style-name="T5"><text:tab/></text:span><text:span text:style-name="T5"><text:tab/></text:span><text:span text:style-name="T5"> <text:s text:c="3"/></text:span><text:span text:style-name="T6">@abogadopen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18:28:52.746000000</meta:creation-date>
    <dc:date>2017-04-01T00:04:18.079824180</dc:date>
    <meta:editing-duration>PT2H15M20S</meta:editing-duration>
    <meta:editing-cycles>18</meta:editing-cycles>
    <meta:generator>LibreOffice/5.1.6.2$Linux_X86_64 LibreOffice_project/10m0$Build-2</meta:generator>
    <meta:document-statistic meta:object-count="72"/>
  </office:meta>
</office:document-meta>
</file>